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k Cornelis</meta:initial-creator>
    <meta:creation-date>2009-06-15T14:52:01</meta:creation-date>
    <dc:date>2009-06-15T14:52:40</dc:date>
    <dc:creator>Frank Cornelis</dc:creator>
    <meta:editing-duration>PT00H00M41S</meta:editing-duration>
    <meta:editing-cycles>1</meta:editing-cycles>
    <meta:generator>OpenOffice.org/3.1$Linux OpenOffice.org_project/310m11$Build-9399</meta:generator>
    <meta:document-statistic meta:table-count="0" meta:image-count="0" meta:object-count="0" meta:page-count="1" meta:paragraph-count="1" meta:word-count="2" meta:character-count="11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a40022007c00ce002d004e0040001c009b00a300dc00dd005000a400520082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0kvGiHTnQbLrlC7PQfA/SXfmQy4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AdDnyrQfEDzwAX/0fHYe0761fbE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ecgdrYYZ+t44W5QPpWu+HxWKXA8=</DigestValue>
      </Reference>
      <Reference URI="Thumbnails/thumbnail.png">
        <DigestMethod Algorithm="http://www.w3.org/2000/09/xmldsig#sha1"/>
        <DigestValue>+zRKohFtw8JzP9gKWkCaerVjkTQ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VKmnTlaIJ3CfA7OJVLYkXoQPvYE=</DigestValue>
      </Reference>
      <Reference URI="#ID_00de003500f200d6000500d7004b009600a000d700e800b7008400b10062009d">
        <DigestMethod Algorithm="http://www.w3.org/2000/09/xmldsig#sha1"/>
        <DigestValue>VDuTq7JgQui0Cor78Ktnb2Zu20c=</DigestValue>
      </Reference>
    </SignedInfo>
    <SignatureValue>qmJk58FVr5SdrIsoYe7T2GjNhmwTB5oKhl0Pfqr+cKR7kFWHh6XIDlwQQ8WKDY7d
nTfwe3OXw+Fs7VnP+8YXhXuA6vg5Jq94IbBxETNiiJ0FQ5q0kdP2utTmPUPtrvIq
VuF/QtP+cMwkhjviKE8YyNZSmXseNJLfx4cR9+cQNH0=</SignatureValue>
    <KeyInfo>
      <X509Data>
        <X509IssuerSerial>
          <X509IssuerName>CN=SPECIMEN Citizen CA,C=BE</X509IssuerName>
          <X509SerialNumber>1208925819615769867825146</X509SerialNumber>
        </X509IssuerSerial>
        <X509Certificate>MIIEITCCAwmgAwIBAgILAQAAAAABCZabr/owDQYJKoZIhvcNAQEFBQAwKzELMAkG
A1UEBhMCQkUxHDAaBgNVBAMTE1NQRUNJTUVOIENpdGl6ZW4gQ0EwHhcNMDYwMjIz
MTExMTM2WhcNMDgwMjIzMTExMTM2WjB8MQswCQYDVQQGEwJCRTEjMCEGA1UEAxMa
QWxpY2UgU1BFQ0lNRU4gKFNpZ25hdHVyZSkxETAPBgNVBAQTCFNQRUNJTUVOMR8w
HQYDVQQqExZBbGljZSBHZWxkaWdla2FhcnQyMjY2MRQwEgYDVQQFEws3MTcxNTEw
MDA3MDCBnzANBgkqhkiG9w0BAQEFAAOBjQAwgYkCgYEAuTkOkZn9q7HmY57qrMYg
lwhDrke5hVu702ua+A8kbnE9TJj9u6Hlg62SDiq8ZPNs/6yTuF/hDu9Xal92pQiC
C+Rj3e2ezhz5k1IXu+TyXm4d3jBDU3NDiEhvVvxr4rkoUfMeVVlOwMzGXw2y+H1w
B1BmKJ4y3ksmyLvWFwMMrUUCAwEAAaOCAXcwggFzME8GA1UdIARIMEYwRAYJA5AO
CQYBHwQBMDcwNQYIKwYBBQUHAgEWKWh0dHA6Ly9yZXBvc2l0b3J5LnNwZWNpbWVu
LWVpZC5iZWxnaXVtLmJlMBkGCCsGAQUFBwEDBA0wCzAJBgcDl3YJBgcCMA4GA1Ud
DwEB/wQEAwIGQDAfBgNVHSMEGDAWgBQTUCypA5laFM8PsHsIrVOtWznlHzBABgNV
HR8EOTA3MDWgM6Axhi9odHRwOi8vY3JsLnNwZWNpbWVuLWVpZC5iZWxnaXVtLmJl
L2VpZGMwMDAxLmNybDARBglghkgBhvhCAQEEBAMCBSAwfwYIKwYBBQUHAQEEczBx
MD4GCCsGAQUFBzAChjJodHRwOi8vY2VydHMuc3BlY2ltZW4tZWlkLmJlbGdpdW0u
YmUvYmVsZ2l1bXJzLmNydDAvBggrBgEFBQcwAYYjaHR0cDovL29jc3Auc3BlY2lt
ZW4tZWlkLmJlbGdpdW0uYmUwDQYJKoZIhvcNAQEFBQADggEBALQdSva1U88LuFE/
miz6ih0Ongl/8w4D1qs8o9aErLIhwJNlHilBUYjjAwh4grIrgi/zDS6AyKC7GqGe
r7RDxNzb8Q1f9cSCxAJzDJ/T1/l010kV1eHPmW88GubNxw30QDcgnhw4z1SLaZCm
29ndRf71XkAjMDOUnNHvq+4OSE8N8pDbJ+o1MRsI3LC8VuaUolk7FiWLkMtNyuQ5
89SdAfY3bUpBgtab1ue9VuZk2Kky5k6OwttYa0/4Hh/KouZaykEGgAETjIaLavmQ
xfpYMxcA0mtXKjbEClT2SejQJs9KK9OJwaSpQC4D7CWL1Jwq1tH2irsP530fV7xv
ZeJW9Ds=</X509Certificate>
      </X509Data>
    </KeyInfo>
    <Object>
      <SignatureProperties>
        <SignatureProperty Id="ID_00de003500f200d6000500d7004b009600a000d700e800b7008400b10062009d" Target="#ID_00a40022007c00ce002d004e0040001c009b00a300dc00dd005000a400520082">
          <dc:date xmlns:dc="http://purl.org/dc/elements/1.1/">2009-06-15T14:58:37</dc:date>
        </SignatureProperty>
      </SignatureProperties>
    </Object>
  </Signature>
  <Signature xmlns="http://www.w3.org/2000/09/xmldsig#" Id="ID_002d006b000e0073001e00680040004d00b400ad00af00d200d800c300a300f8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0kvGiHTnQbLrlC7PQfA/SXfmQy4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AdDnyrQfEDzwAX/0fHYe0761fbE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ecgdrYYZ+t44W5QPpWu+HxWKXA8=</DigestValue>
      </Reference>
      <Reference URI="Thumbnails/thumbnail.png">
        <DigestMethod Algorithm="http://www.w3.org/2000/09/xmldsig#sha1"/>
        <DigestValue>+zRKohFtw8JzP9gKWkCaerVjkTQ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VKmnTlaIJ3CfA7OJVLYkXoQPvYE=</DigestValue>
      </Reference>
      <Reference URI="#ID_0038004100ff00be005f001e0047004f00b300220072001d007400f5006e00d1">
        <DigestMethod Algorithm="http://www.w3.org/2000/09/xmldsig#sha1"/>
        <DigestValue>7XyF83vzFf+gDadZ2tzRz1lPwWI=</DigestValue>
      </Reference>
    </SignedInfo>
    <SignatureValue>Z2fhpG/1woHTo3u6jP7M/8zoyWsSj7CKeWQQhLOSBD4s/RcSic2mnC+W8aI6Mvkb
g39Vh3+l7nZvecabW/oKg/NwCWT5CX0XxPBuL8X85NWwYgLPY7T96gEmWrKijeCc
KLpSaz2KStE6ysgrJaxDeROjrWLGcPJVk0yFzT1Otqs=</SignatureValue>
    <KeyInfo>
      <X509Data>
        <X509IssuerSerial>
          <X509IssuerName>CN=eID test Citizen CA,C=BE</X509IssuerName>
          <X509SerialNumber>1329227995786275250492689019789295620</X509SerialNumber>
        </X509IssuerSerial>
        <X509Certificate>MIIEBDCCAuygAwIBAgIQAQAAAAABH9wBuq0AAM7ABDANBgkqhkiG9w0BAQUFADArMQswCQYDVQQGEwJCRTEcMBoGA1UEAxMTZUlEIHRlc3QgQ2l0aXplbiBDQTAeFw0wOTAzMDYxMzM4MzRaFw0xNDAzMDYxMzM4MzRaMHgxCzAJBgNVBAYTAkJFMSMwIQYDVQQDExpBbGljZSBTUEVDSU1FTiAoU2lnbmF0dXJlKTERMA8GA1UEBBMIU1BFQ0lNRU4xGzAZBgNVBCoTEkFsaWNlIEdlbGRpZ2VrYWFydDEUMBIGA1UEBRMLNzE3MTUxMDAwNzAwgZ8wDQYJKoZIhvcNAQEBBQADgY0AMIGJAoGBAID04S7zEMS3Ykdnnbmplu+5p1n0DFDMhPdJgcJ130fHKC91SFKEm1xoMR7GVYwq/hWgeTjkiy8vQjlihduLMFolZYx/mkt66ew1I3VoNrk34Of7pklYORP5bWvV8urIjt9CAIqH8xEl9DHRn8mDOIr4F7lso6+DgLfzdRr3z/HfAgMBAAGjggFZMIIBVTAOBgNVHQ8BAf8EBAMCBkAwRwYDVR0gBEAwPjA8BgdgOAEoKCgBMDEwLwYIKwYBBQUHAgEWI2h0dHA6Ly9jZXJ0cy5kZXYuZWlkLmJlbGdpdW0uYmUvY3BzMDoGA1UdHwQzMDEwL6AtoCuGKWh0dHA6Ly9jcmwuZGV2LmVpZC5iZWxnaXVtLmJlL2NpdGl6ZW4uY3JsMBgGCCsGAQUFBwEDBAwwCjAIBgYEAI5GAQEwcAYIKwYBBQUHAQEEZDBiMDQGCCsGAQUFBzAChihodHRwOi8vY2VydHMuZGV2LmVpZC5iZWxnaXVtLmJlL3Jvb3QuY3J0MCoGCCsGAQUFBzABhh5odHRwOi8vb2NzcC5kZXYuZWlkLmJlbGdpdW0uYmUwEQYJYIZIAYb4QgEBBAQDAgUgMB8GA1UdIwQYMBaAFAaLj6IA8bWGg/x7UiXGcTw0JJbCMA0GCSqGSIb3DQEBBQUAA4IBAQAFtEcURJEimJgpcHUoKOAF77k6NsoGrWAEU7/xy7xvXCV04/WRwY5AOyeHLXHebEhxcLDIQxQDOWM1Vl2Z05JYxMoRPnVkvnoFQ2n/9v//3bLyYptAF0pWkD4jvjs7Hyq1gy/pT3EdN7cnkDnfN69BfjmDx/rN6ggGzgEqZ2zq0YnB3NDK9GF37NcOinYdwX497PSWEfVueS3Nilmqrrtewxqu9K9T9z1oS8Lp0ozQG9Y+YmKTVSjC3hp6DMPmvxoHfpVHfXolr15powxRI3llDjZekQisaSkjiUkfpksVU8EegvZTu+hyG2P3zuohx51S0Y0UNz9TwIOtkKuOrggb</X509Certificate>
        <X509Certificate>MIIEBDCCAuygAwIBAgIQAQAAAAABH9wBuq0AAM7ABDANBgkqhkiG9w0BAQUFADAr
MQswCQYDVQQGEwJCRTEcMBoGA1UEAxMTZUlEIHRlc3QgQ2l0aXplbiBDQTAeFw0w
OTAzMDYxMzM4MzRaFw0xNDAzMDYxMzM4MzRaMHgxCzAJBgNVBAYTAkJFMSMwIQYD
VQQDExpBbGljZSBTUEVDSU1FTiAoU2lnbmF0dXJlKTERMA8GA1UEBBMIU1BFQ0lN
RU4xGzAZBgNVBCoTEkFsaWNlIEdlbGRpZ2VrYWFydDEUMBIGA1UEBRMLNzE3MTUx
MDAwNzAwgZ8wDQYJKoZIhvcNAQEBBQADgY0AMIGJAoGBAID04S7zEMS3Ykdnnbmp
lu+5p1n0DFDMhPdJgcJ130fHKC91SFKEm1xoMR7GVYwq/hWgeTjkiy8vQjlihduL
MFolZYx/mkt66ew1I3VoNrk34Of7pklYORP5bWvV8urIjt9CAIqH8xEl9DHRn8mD
OIr4F7lso6+DgLfzdRr3z/HfAgMBAAGjggFZMIIBVTAOBgNVHQ8BAf8EBAMCBkAw
RwYDVR0gBEAwPjA8BgdgOAEoKCgBMDEwLwYIKwYBBQUHAgEWI2h0dHA6Ly9jZXJ0
cy5kZXYuZWlkLmJlbGdpdW0uYmUvY3BzMDoGA1UdHwQzMDEwL6AtoCuGKWh0dHA6
Ly9jcmwuZGV2LmVpZC5iZWxnaXVtLmJlL2NpdGl6ZW4uY3JsMBgGCCsGAQUFBwED
BAwwCjAIBgYEAI5GAQEwcAYIKwYBBQUHAQEEZDBiMDQGCCsGAQUFBzAChihodHRw
Oi8vY2VydHMuZGV2LmVpZC5iZWxnaXVtLmJlL3Jvb3QuY3J0MCoGCCsGAQUFBzAB
hh5odHRwOi8vb2NzcC5kZXYuZWlkLmJlbGdpdW0uYmUwEQYJYIZIAYb4QgEBBAQD
AgUgMB8GA1UdIwQYMBaAFAaLj6IA8bWGg/x7UiXGcTw0JJbCMA0GCSqGSIb3DQEB
BQUAA4IBAQAFtEcURJEimJgpcHUoKOAF77k6NsoGrWAEU7/xy7xvXCV04/WRwY5A
OyeHLXHebEhxcLDIQxQDOWM1Vl2Z05JYxMoRPnVkvnoFQ2n/9v//3bLyYptAF0pW
kD4jvjs7Hyq1gy/pT3EdN7cnkDnfN69BfjmDx/rN6ggGzgEqZ2zq0YnB3NDK9GF3
7NcOinYdwX497PSWEfVueS3Nilmqrrtewxqu9K9T9z1oS8Lp0ozQG9Y+YmKTVSjC
3hp6DMPmvxoHfpVHfXolr15powxRI3llDjZekQisaSkjiUkfpksVU8EegvZTu+hy
G2P3zuohx51S0Y0UNz9TwIOtkKuOrggb</X509Certificate>
        <X509Certificate>MIIEBDCCAuygAwIBAgIQAQAAAAABH9wBuq0AAM7ABDANBgkqhkiG9w0BAQUFADAr
MQswCQYDVQQGEwJCRTEcMBoGA1UEAxMTZUlEIHRlc3QgQ2l0aXplbiBDQTAeFw0w
OTAzMDYxMzM4MzRaFw0xNDAzMDYxMzM4MzRaMHgxCzAJBgNVBAYTAkJFMSMwIQYD
VQQDExpBbGljZSBTUEVDSU1FTiAoU2lnbmF0dXJlKTERMA8GA1UEBBMIU1BFQ0lN
RU4xGzAZBgNVBCoTEkFsaWNlIEdlbGRpZ2VrYWFydDEUMBIGA1UEBRMLNzE3MTUx
MDAwNzAwgZ8wDQYJKoZIhvcNAQEBBQADgY0AMIGJAoGBAID04S7zEMS3Ykdnnbmp
lu+5p1n0DFDMhPdJgcJ130fHKC91SFKEm1xoMR7GVYwq/hWgeTjkiy8vQjlihduL
MFolZYx/mkt66ew1I3VoNrk34Of7pklYORP5bWvV8urIjt9CAIqH8xEl9DHRn8mD
OIr4F7lso6+DgLfzdRr3z/HfAgMBAAGjggFZMIIBVTAOBgNVHQ8BAf8EBAMCBkAw
RwYDVR0gBEAwPjA8BgdgOAEoKCgBMDEwLwYIKwYBBQUHAgEWI2h0dHA6Ly9jZXJ0
cy5kZXYuZWlkLmJlbGdpdW0uYmUvY3BzMDoGA1UdHwQzMDEwL6AtoCuGKWh0dHA6
Ly9jcmwuZGV2LmVpZC5iZWxnaXVtLmJlL2NpdGl6ZW4uY3JsMBgGCCsGAQUFBwED
BAwwCjAIBgYEAI5GAQEwcAYIKwYBBQUHAQEEZDBiMDQGCCsGAQUFBzAChihodHRw
Oi8vY2VydHMuZGV2LmVpZC5iZWxnaXVtLmJlL3Jvb3QuY3J0MCoGCCsGAQUFBzAB
hh5odHRwOi8vb2NzcC5kZXYuZWlkLmJlbGdpdW0uYmUwEQYJYIZIAYb4QgEBBAQD
AgUgMB8GA1UdIwQYMBaAFAaLj6IA8bWGg/x7UiXGcTw0JJbCMA0GCSqGSIb3DQEB
BQUAA4IBAQAFtEcURJEimJgpcHUoKOAF77k6NsoGrWAEU7/xy7xvXCV04/WRwY5A
OyeHLXHebEhxcLDIQxQDOWM1Vl2Z05JYxMoRPnVkvnoFQ2n/9v//3bLyYptAF0pW
kD4jvjs7Hyq1gy/pT3EdN7cnkDnfN69BfjmDx/rN6ggGzgEqZ2zq0YnB3NDK9GF3
7NcOinYdwX497PSWEfVueS3Nilmqrrtewxqu9K9T9z1oS8Lp0ozQG9Y+YmKTVSjC
3hp6DMPmvxoHfpVHfXolr15powxRI3llDjZekQisaSkjiUkfpksVU8EegvZTu+hy
G2P3zuohx51S0Y0UNz9TwIOtkKuOrggb</X509Certificate>
      </X509Data>
    </KeyInfo>
    <Object>
      <SignatureProperties>
        <SignatureProperty Id="ID_0038004100ff00be005f001e0047004f00b300220072001d007400f5006e00d1" Target="#ID_002d006b000e0073001e00680040004d00b400ad00af00d200d800c300a300f8">
          <dc:date xmlns:dc="http://purl.org/dc/elements/1.1/">2009-06-19T16:45:12</dc:date>
        </SignatureProperty>
      </SignatureProperties>
    </Object>
  </Signature>
</document-signatures>
</file>